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FreeSans1" svg:font-family="FreeSans" style:font-family-generic="swiss"/>
    <style:font-face style:name="Mono" svg:font-family="Mon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Mono" fo:font-weight="normal" style:font-weight-asian="normal" style:font-weight-complex="normal"/>
    </style:style>
    <style:style style:name="P2" style:family="paragraph" style:parent-style-name="Preformatted_20_Text">
      <style:text-properties style:font-name="Mono" fo:font-size="14pt" fo:font-weight="bold" officeooo:rsid="0021d5b2" officeooo:paragraph-rsid="0021d5b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Mono" fo:font-size="11pt" fo:font-weight="bold" officeooo:rsid="001ebf70" officeooo:paragraph-rsid="001f20df" style:font-name-asian="Droid Sans Fallback1" style:font-size-asian="11pt" style:font-weight-asian="bold" style:font-name-complex="Liberation Mono" style:font-size-complex="11pt" style:font-weight-complex="bold"/>
    </style:style>
    <style:style style:name="P4" style:family="paragraph" style:parent-style-name="Preformatted_20_Text">
      <style:text-properties style:font-name="Mono" fo:font-size="8pt" fo:font-weight="normal" officeooo:rsid="001d7fb7" officeooo:paragraph-rsid="001f20df" style:font-size-asian="8pt" style:font-weight-asian="normal" style:font-size-complex="8pt" style:font-weight-complex="normal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12121" style:font-name="Mono" fo:font-size="9.75pt" fo:letter-spacing="normal" fo:font-style="normal" fo:font-weight="normal" style:font-weight-asian="normal" style:font-weight-complex="normal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12121" style:font-name="Mono" fo:letter-spacing="normal" fo:font-weight="normal" style:font-weight-asian="normal" style:font-weight-complex="normal"/>
    </style:style>
    <style:style style:name="P7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12121" style:font-name="Mono" fo:font-size="8pt" fo:letter-spacing="normal" fo:font-style="normal" fo:font-weight="normal" style:font-size-asian="8pt" style:font-weight-asian="normal" style:font-size-complex="8pt" style:font-weight-complex="normal"/>
    </style:style>
    <style:style style:name="P8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12121" style:font-name="Mono" fo:font-size="8pt" fo:letter-spacing="normal" fo:font-style="normal" fo:font-weight="normal" officeooo:rsid="0021d5b2" officeooo:paragraph-rsid="0021d5b2" style:font-size-asian="8pt" style:font-weight-asian="normal" style:font-size-complex="8pt" style:font-weight-complex="normal"/>
    </style:style>
    <style:style style:name="P9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12121" style:font-name="Mono" fo:font-size="8pt" fo:letter-spacing="normal" fo:font-weight="normal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12121" style:font-name="Mono" fo:font-size="8pt" fo:letter-spacing="normal" fo:font-weight="normal" officeooo:paragraph-rsid="0021d5b2" style:font-size-asian="8pt" style:font-weight-asian="normal" style:font-size-complex="8pt" style:font-weight-complex="normal"/>
    </style:style>
    <style:style style:name="P1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style:font-name="Mono" fo:font-size="9.75pt" fo:letter-spacing="normal" fo:font-style="normal" fo:font-weight="normal" style:font-weight-asian="normal" style:font-weight-complex="normal"/>
    </style:style>
    <style:style style:name="P12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style:font-name="Mono" fo:font-size="8pt" fo:letter-spacing="normal" fo:font-style="normal" fo:font-weight="normal" style:font-size-asian="8pt" style:font-weight-asian="normal" style:font-size-complex="8pt" style:font-weight-complex="normal"/>
    </style:style>
    <style:style style:name="P13" style:family="paragraph" style:parent-style-name="Preformatted_20_Text">
      <style:paragraph-properties fo:margin-top="0cm" fo:margin-bottom="0cm" loext:contextual-spacing="false" fo:orphans="2" fo:widows="2"/>
      <style:text-properties style:font-name="Mono" fo:font-weight="normal" style:font-weight-asian="normal" style:font-weight-complex="normal"/>
    </style:style>
    <style:style style:name="P14" style:family="paragraph" style:parent-style-name="Preformatted_20_Text">
      <style:paragraph-properties fo:margin-top="0cm" fo:margin-bottom="0cm" loext:contextual-spacing="false" fo:orphans="2" fo:widows="2"/>
      <style:text-properties style:font-name="Mono" fo:font-size="8pt" fo:font-weight="normal" style:font-size-asian="8pt" style:font-weight-asian="normal" style:font-size-complex="8pt" style:font-weight-complex="normal"/>
    </style:style>
    <style:style style:name="P15" style:family="paragraph" style:parent-style-name="Preformatted_20_Text">
      <style:paragraph-properties fo:margin-top="0cm" fo:margin-bottom="0cm" loext:contextual-spacing="false" fo:orphans="2" fo:widows="2"/>
      <style:text-properties style:font-name="Mono" fo:font-size="8pt" fo:font-weight="bold" style:font-size-asian="8pt" style:font-weight-asian="bold" style:font-size-complex="8pt" style:font-weight-complex="bold"/>
    </style:style>
    <style:style style:name="P16" style:family="paragraph" style:parent-style-name="Preformatted_20_Text">
      <style:paragraph-properties fo:margin-top="0cm" fo:margin-bottom="0cm" loext:contextual-spacing="false" fo:orphans="2" fo:widows="2"/>
      <style:text-properties style:font-name="Mono" fo:font-size="8pt" fo:font-weight="bold" officeooo:paragraph-rsid="0023765c" style:font-size-asian="8pt" style:font-weight-asian="bold" style:font-size-complex="8pt" style:font-weight-complex="bold"/>
    </style:style>
    <style:style style:name="P17" style:family="paragraph" style:parent-style-name="Preformatted_20_Text">
      <style:paragraph-properties fo:margin-left="2.501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Mono" fo:font-size="8pt" fo:letter-spacing="normal" fo:font-weight="bold" style:font-size-asian="8pt" style:font-weight-asian="bold" style:font-size-complex="8pt" style:font-weight-complex="bold"/>
    </style:style>
    <style:style style:name="P18" style:family="paragraph" style:parent-style-name="Preformatted_20_Text">
      <style:paragraph-properties fo:margin-left="2.501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Mono" fo:font-size="8pt" fo:letter-spacing="normal" fo:font-style="normal" fo:font-weight="bold" style:font-size-asian="8pt" style:font-weight-asian="bold" style:font-size-complex="8pt" style:font-weight-complex="bold"/>
    </style:style>
    <style:style style:name="P19" style:family="paragraph" style:parent-style-name="Preformatted_20_Text">
      <style:paragraph-properties fo:margin-left="2.501cm" fo:margin-right="0cm" fo:margin-top="0cm" fo:margin-bottom="0cm" loext:contextual-spacing="false" fo:orphans="2" fo:widows="2" fo:text-indent="0cm" style:auto-text-indent="false"/>
      <style:text-properties style:font-name="Mono" fo:font-size="8pt" fo:font-weight="bold" style:font-size-asian="8pt" style:font-weight-asian="bold" style:font-size-complex="8pt" style:font-weight-complex="bold"/>
    </style:style>
    <style:style style:name="P20" style:family="paragraph" style:parent-style-name="Preformatted_20_Text">
      <style:paragraph-properties fo:margin-left="2.501cm" fo:margin-right="0cm" fo:margin-top="0cm" fo:margin-bottom="0cm" loext:contextual-spacing="false" fo:orphans="2" fo:widows="2" fo:text-indent="0cm" style:auto-text-indent="false"/>
      <style:text-properties style:font-name="Mono" fo:font-size="8pt" fo:font-weight="normal" style:font-size-asian="8pt" style:font-weight-asian="normal" style:font-size-complex="8pt" style:font-weight-complex="normal"/>
    </style:style>
    <style:style style:name="P21" style:family="paragraph" style:parent-style-name="Preformatted_20_Text">
      <style:paragraph-properties fo:margin-left="5.002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Mono" fo:font-size="8pt" fo:letter-spacing="normal" fo:font-style="normal" fo:font-weight="bold" style:font-size-asian="8pt" style:font-weight-asian="bold" style:font-size-complex="8pt" style:font-weight-complex="bold"/>
    </style:style>
    <style:style style:name="P22" style:family="paragraph" style:parent-style-name="Preformatted_20_Text">
      <style:paragraph-properties fo:margin-left="5.002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Mono" fo:font-size="8pt" fo:letter-spacing="normal" fo:font-style="normal" fo:font-weight="bold" style:font-size-asian="8pt" style:font-weight-asian="bold" style:font-size-complex="8pt" style:font-weight-complex="bold"/>
    </style:style>
    <style:style style:name="P23" style:family="paragraph" style:parent-style-name="Preformatted_20_Text">
      <style:paragraph-properties fo:margin-left="5.002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Mono" fo:font-size="8pt" fo:letter-spacing="normal" fo:font-style="normal" fo:font-weight="normal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margin-left="5.002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Mono" fo:font-size="8pt" fo:letter-spacing="normal" fo:font-weight="normal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margin-left="5.002cm" fo:margin-right="0cm" fo:margin-top="0cm" fo:margin-bottom="0cm" loext:contextual-spacing="false" fo:orphans="2" fo:widows="2" fo:text-indent="0cm" style:auto-text-indent="false"/>
      <style:text-properties style:font-name="Mono" fo:font-size="8pt" fo:font-weight="normal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margin-left="5.002cm" fo:margin-right="0cm" fo:margin-top="0cm" fo:margin-bottom="0cm" loext:contextual-spacing="false" fo:orphans="2" fo:widows="2" fo:text-indent="0cm" style:auto-text-indent="false"/>
      <style:text-properties style:font-name="Mono" fo:font-size="8pt" fo:font-weight="bold" officeooo:rsid="0023765c" officeooo:paragraph-rsid="0023765c" style:font-size-asian="8pt" style:font-weight-asian="bold" style:font-size-complex="8pt" style:font-weight-complex="bold"/>
    </style:style>
    <style:style style:name="T1" style:family="text">
      <style:text-properties officeooo:rsid="001f20df"/>
    </style:style>
    <style:style style:name="T2" style:family="text">
      <style:text-properties officeooo:rsid="0021d5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size="9.75pt" fo:font-style="normal"/>
    </style:style>
    <style:style style:name="T6" style:family="text">
      <style:text-properties fo:color="#000000" fo:font-size="9.75pt" fo:font-style="normal" officeooo:rsid="0021d5b2"/>
    </style:style>
    <style:style style:name="T7" style:family="text">
      <style:text-properties fo:color="#000000" officeooo:rsid="0021d5b2"/>
    </style:style>
    <style:style style:name="T8" style:family="text">
      <style:text-properties fo:color="#000000" fo:font-style="normal"/>
    </style:style>
    <style:style style:name="T9" style:family="text">
      <style:text-properties fo:color="#000000" fo:font-style="normal" officeooo:rsid="0021d5b2"/>
    </style:style>
    <style:style style:name="T10" style:family="text">
      <style:text-properties fo:font-style="normal"/>
    </style:style>
    <style:style style:name="T11" style:family="text">
      <style:text-properties fo:font-size="9.75pt" fo:font-style="normal"/>
    </style:style>
    <style:style style:name="T12" style:family="text">
      <style:text-properties fo:font-variant="normal" fo:text-transform="none" fo:color="#000000" fo:font-size="9.75pt" fo:letter-spacing="normal" fo:font-style="normal"/>
    </style:style>
    <style:style style:name="T13" style:family="text">
      <style:text-properties fo:font-variant="normal" fo:text-transform="none" fo:color="#000000" fo:font-size="9.75pt" fo:letter-spacing="normal" fo:font-style="normal" officeooo:rsid="0023765c"/>
    </style:style>
    <style:style style:name="T14" style:family="text">
      <style:text-properties fo:font-variant="normal" fo:text-transform="none" fo:color="#000000" fo:letter-spacing="normal" fo:font-style="normal"/>
    </style:style>
    <style:style style:name="T15" style:family="text">
      <style:text-properties fo:font-variant="normal" fo:text-transform="none" fo:color="#000000" fo:letter-spacing="normal" fo:font-style="normal" officeooo:rsid="0023765c"/>
    </style:style>
    <style:style style:name="T16" style:family="text">
      <style:text-properties fo:font-variant="normal" fo:text-transform="none" fo:color="#000000" fo:letter-spacing="normal" fo:font-style="normal" officeooo:rsid="0023c9c1"/>
    </style:style>
    <style:style style:name="T17" style:family="text">
      <style:text-properties fo:font-variant="normal" fo:text-transform="none" fo:color="#212121" fo:font-size="9.75pt" fo:letter-spacing="normal" fo:font-style="normal"/>
    </style:style>
    <style:style style:name="T18" style:family="text">
      <style:text-properties fo:font-variant="normal" fo:text-transform="none" fo:color="#212121" fo:font-size="9.75pt" fo:letter-spacing="normal" fo:font-style="normal" officeooo:rsid="0021d5b2"/>
    </style:style>
    <style:style style:name="T19" style:family="text">
      <style:text-properties fo:font-variant="normal" fo:text-transform="none" fo:color="#212121" fo:font-size="9.75pt" fo:letter-spacing="normal" fo:font-style="normal" officeooo:rsid="0023765c"/>
    </style:style>
    <style:style style:name="T20" style:family="text">
      <style:text-properties fo:font-variant="normal" fo:text-transform="none" fo:color="#212121" fo:letter-spacing="normal"/>
    </style:style>
    <style:style style:name="T21" style:family="text">
      <style:text-properties fo:font-variant="normal" fo:text-transform="none" fo:color="#212121" fo:letter-spacing="normal" fo:font-style="normal"/>
    </style:style>
    <style:style style:name="T22" style:family="text">
      <style:text-properties fo:font-variant="normal" fo:text-transform="none" fo:color="#212121" fo:letter-spacing="normal" fo:font-style="normal" officeooo:rsid="0021d5b2"/>
    </style:style>
    <style:style style:name="T23" style:family="text">
      <style:text-properties fo:font-variant="normal" fo:text-transform="none" fo:color="#212121" fo:letter-spacing="normal" fo:font-style="normal" officeooo:rsid="0023765c"/>
    </style:style>
    <style:style style:name="T24" style:family="text">
      <style:text-properties fo:font-variant="normal" fo:text-transform="none" fo:color="#212121" fo:letter-spacing="normal" fo:font-style="normal" officeooo:rsid="0025ae89"/>
    </style:style>
    <style:style style:name="T25" style:family="text">
      <style:text-properties fo:color="#212121"/>
    </style:style>
    <style:style style:name="T26" style:family="text">
      <style:text-properties officeooo:rsid="0023765c"/>
    </style:style>
    <style:style style:name="T27" style:family="text">
      <style:text-properties officeooo:rsid="0023c9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ye bye bye</text:p>
      <text:p text:style-name="P3"><text:span text:style-name="T2">NSYNC</text:span> – <text:span text:style-name="T1">2000</text:span></text:p>
      <text:p text:style-name="P4"/>
      <text:p text:style-name="P14"><text:span text:style-name="T14">G#m </text:span><text:span text:style-name="T15">F# E Hey<text:tab/><text:tab/><text:tab/><text:tab/><text:tab/><text:tab/><text:tab/><text:tab/><text:tab/><text:tab/></text:span><text:span text:style-name="T16">87</text:span></text:p>
      <text:p text:style-name="P7"/>
      <text:p text:style-name="P9"><text:s text:c="14"/><text:span text:style-name="T8">G#m</text:span></text:p>
      <text:p text:style-name="P7">Bye Bye B<text:span text:style-name="T2">y Bye Bye</text:span></text:p>
      <text:p text:style-name="P7"/>
      <text:p text:style-name="P12">G#m</text:p>
      <text:p text:style-name="P7">I'm doing this tonight</text:p>
      <text:p text:style-name="P14"><text:span text:style-name="T21">You're probably gonna start a fight</text:span></text:p>
      <text:p text:style-name="P9"><text:s text:c="2"/><text:span text:style-name="T10"><text:s text:c="20"/></text:span><text:span text:style-name="T8">C#m <text:s/></text:span><text:span text:style-name="T9">D#5 E5 <text:s text:c="3"/>F#5 G#m</text:span></text:p>
      <text:p text:style-name="P9"><text:span text:style-name="T10">I know this can't be right Hey baby come on</text:span></text:p>
      <text:p text:style-name="P14"><text:span text:style-name="T21">I loved you endlessly</text:span></text:p>
      <text:p text:style-name="P14"><text:span text:style-name="T21">But you weren't there for me</text:span></text:p>
      <text:p text:style-name="P10"><text:s text:c="15"/><text:span text:style-name="T10"><text:s text:c="5"/></text:span><text:span text:style-name="T8">C#m <text:s text:c="2"/></text:span><text:span text:style-name="T9">D#5 E5 <text:s text:c="5"/>F#5 E</text:span></text:p>
      <text:p text:style-name="P7">So now it's time to leave and make it alone</text:p>
      <text:p text:style-name="P7"/>
      <text:p text:style-name="P17"><text:s text:c="20"/><text:span text:style-name="T8">F#</text:span></text:p>
      <text:p text:style-name="P18">I know that I can't take no more</text:p>
      <text:p text:style-name="P19"><text:span text:style-name="T21">It ain't no lie</text:span></text:p>
      <text:p text:style-name="P18"><text:span text:style-name="T4">E</text:span> <text:s text:c="14"/><text:span text:style-name="T4">F#</text:span></text:p>
      <text:p text:style-name="P18">I wanna see you out that door</text:p>
      <text:p text:style-name="P19"><text:s text:c="6"/><text:span text:style-name="T2">D#</text:span></text:p>
      <text:p text:style-name="P18">Baby, bye, bye, bye</text:p>
      <text:p text:style-name="P20"/>
      <text:p text:style-name="P21">G#m</text:p>
      <text:p text:style-name="P22">Don't wanna be a fool for you</text:p>
      <text:p text:style-name="P21">F#</text:p>
      <text:p text:style-name="P22"><text:span text:style-name="T27">J</text:span>ust another player in your game for two</text:p>
      <text:p text:style-name="P22"><text:span text:style-name="T4">E</text:span> <text:s text:c="23"/><text:span text:style-name="T2">D</text:span><text:span text:style-name="T4">#</text:span></text:p>
      <text:p text:style-name="P22"><text:s text:c="2"/>You may hate me but it ain't no lie</text:p>
      <text:p text:style-name="P22">Bye, bye, bye</text:p>
      <text:p text:style-name="P21">G#m</text:p>
      <text:p text:style-name="P22">Don't really wanna make it tough</text:p>
      <text:p text:style-name="P21">F#</text:p>
      <text:p text:style-name="P22"><text:span text:style-name="T27">J</text:span>ust wanna tell you that I had enough</text:p>
      <text:p text:style-name="P22"><text:span text:style-name="T4">E</text:span> <text:s text:c="25"/><text:span text:style-name="T2">D</text:span><text:span text:style-name="T4">#</text:span></text:p>
      <text:p text:style-name="P22"><text:s text:c="2"/>Might sound crazy but it ain't no lie</text:p>
      <text:p text:style-name="P22"><text:span text:style-name="T4"><text:s text:c="5"/></text:span><text:span text:style-name="T7">E <text:s text:c="3"/></text:span><text:span text:style-name="T4">F#</text:span> <text:s/></text:p>
      <text:p text:style-name="P22"><text:span text:style-name="T2">Baby </text:span>Bye, bye bye</text:p>
      <text:p text:style-name="P25"/>
      <text:p text:style-name="P12">G#m</text:p>
      <text:p text:style-name="P7">Just hit me the truth</text:p>
      <text:p text:style-name="P14"><text:span text:style-name="T21">Girl you're more than welcome to</text:span></text:p>
      <text:p text:style-name="P10"><text:s text:c="3"/><text:span text:style-name="T8"><text:s text:c="4"/></text:span><text:span text:style-name="T10"><text:s text:c="13"/></text:span><text:span text:style-name="T8">C#m </text:span><text:span text:style-name="T9">D#5 E5 <text:s text:c="2"/>F#5 <text:s/>G#m</text:span></text:p>
      <text:p text:style-name="P7">So give me one good reason, baby come on</text:p>
      <text:p text:style-name="P14"><text:span text:style-name="T21">I lived for you and me</text:span></text:p>
      <text:p text:style-name="P14"><text:span text:style-name="T21">And now I've really come to </text:span><text:span text:style-name="T22">s</text:span><text:span text:style-name="T21">ee</text:span><text:span text:style-name="T24">§12<text:tab/></text:span></text:p>
      <text:p text:style-name="P10"><text:s text:c="6"/><text:span text:style-name="T10"><text:s text:c="16"/></text:span><text:span text:style-name="T8"><text:s text:c="2"/>C#m </text:span><text:span text:style-name="T9">D#5 E5 <text:s text:c="4"/>F#5 <text:s text:c="3"/>E</text:span></text:p>
      <text:p text:style-name="P7">That life would be much better <text:s text:c="3"/><text:span text:style-name="T2">o</text:span>nce you're gone</text:p>
      <text:p text:style-name="P14"/>
      <text:p text:style-name="P8"><text:span text:style-name="T3"><text:tab/><text:tab/>Prechorus</text:span></text:p>
      <text:p text:style-name="P15"/>
      <text:p text:style-name="P16"><text:span text:style-name="T23"><text:tab/><text:tab/><text:tab/><text:tab/>Chorus</text:span></text:p>
      <text:p text:style-name="P7"/>
      <text:p text:style-name="P12"><text:span text:style-name="T26">Bridge: </text:span>G#m</text:p>
      <text:p text:style-name="P7">I'm giving up, I know for sure</text:p>
      <text:p text:style-name="P14"><text:span text:style-name="T21">I don't want to be the reason for your love no more</text:span></text:p>
      <text:p text:style-name="P14"><text:span text:style-name="T21">I'm checking out, I'm signing off</text:span></text:p>
      <text:p text:style-name="P14"><text:span text:style-name="T21">I don't want to be the loser and I've had enough</text:span></text:p>
      <text:p text:style-name="P14"><text:span text:style-name="T21"/></text:p>
      <text:p text:style-name="P25"/>
      <text:p text:style-name="P23"><text:span text:style-name="T4">G#m</text:span> <text:s text:c="10"/><text:span text:style-name="T4">F#</text:span></text:p>
      <text:p text:style-name="P23">I don't wanna be your fool</text:p>
      <text:p text:style-name="P24"><text:s text:c="8"/><text:span text:style-name="T8">E</text:span></text:p>
      <text:p text:style-name="P23">In this game for two</text:p>
      <text:p text:style-name="P24"><text:s text:c="7"/><text:span text:style-name="T26">D</text:span><text:span text:style-name="T8"># <text:s/></text:span><text:span text:style-name="T10"><text:s text:c="14"/></text:span><text:span text:style-name="T8">G#m</text:span></text:p>
      <text:p text:style-name="P23">So I'm leaving you be - hind</text:p>
      <text:p text:style-name="P24"><text:s text:c="14"/><text:span text:style-name="T8">F#</text:span></text:p>
      <text:p text:style-name="P23">I don't wanna make it tough</text:p>
      <text:p text:style-name="P24"><text:s text:c="9"/><text:span text:style-name="T8">E</text:span></text:p>
      <text:p text:style-name="P23">But I've had enough</text:p>
      <text:p text:style-name="P24"><text:s text:c="7"/><text:span text:style-name="T26">D</text:span><text:span text:style-name="T8">#m</text:span><text:span text:style-name="T10"> <text:s text:c="5"/></text:span></text:p>
      <text:p text:style-name="P23">And it ain't no lie</text:p>
      <text:p text:style-name="P24"><text:s text:c="5"/><text:span text:style-name="T8">G#m</text:span></text:p>
      <text:p text:style-name="P23">Bye, bye</text:p>
      <text:p text:style-name="P25"/>
      <text:p text:style-name="P26">Chor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FreeSans1" svg:font-family="FreeSans" style:font-family-generic="swiss"/>
    <style:font-face style:name="Mono" svg:font-family="Mon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4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5-09-06T21:18:50.918240200</meta:creation-date>
    <dc:date>2018-04-15T14:43:17.834037501</dc:date>
    <dc:creator>benutzer </dc:creator>
    <meta:editing-duration>PT43M25S</meta:editing-duration>
    <meta:editing-cycles>8</meta:editing-cycles>
    <meta:generator>LibreOffice/5.1.6.2$Linux_X86_64 LibreOffice_project/10m0$Build-2</meta:generator>
    <meta:printed-by>benutzer </meta:printed-by>
    <meta:print-date>2018-04-15T14:40:38.077999650</meta:print-date>
    <meta:document-statistic meta:table-count="0" meta:image-count="0" meta:object-count="0" meta:page-count="1" meta:paragraph-count="67" meta:word-count="295" meta:character-count="1572" meta:non-whitespace-character-count="1020"/>
  </office:meta>
</office:document-meta>
</file>